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82a284" officeooo:paragraph-rsid="04cb416c" style:font-style-asian="normal" style:font-style-complex="normal"/>
    </style:style>
    <style:style style:name="P6" style:family="paragraph" style:parent-style-name="Text_20_body">
      <style:text-properties fo:font-style="normal" officeooo:rsid="0382a284" officeooo:paragraph-rsid="04cf72ff" style:font-style-asian="normal" style:font-style-complex="normal"/>
    </style:style>
    <style:style style:name="P7" style:family="paragraph" style:parent-style-name="Text_20_body">
      <style:text-properties fo:font-style="normal" officeooo:rsid="0382a284" officeooo:paragraph-rsid="04dd5d60" style:font-style-asian="normal" style:font-style-complex="normal"/>
    </style:style>
    <style:style style:name="P8" style:family="paragraph" style:parent-style-name="Text_20_body">
      <style:text-properties fo:font-style="normal" officeooo:rsid="0382a284" officeooo:paragraph-rsid="04dfb54a" style:font-style-asian="normal" style:font-style-complex="normal"/>
    </style:style>
    <style:style style:name="P9" style:family="paragraph" style:parent-style-name="Text_20_body">
      <style:text-properties fo:font-style="normal" officeooo:rsid="0382a284" officeooo:paragraph-rsid="04e0a696" style:font-style-asian="normal" style:font-style-complex="normal"/>
    </style:style>
    <style:style style:name="P10" style:family="paragraph" style:parent-style-name="Text_20_body">
      <style:text-properties fo:font-style="normal" officeooo:rsid="0382a284" officeooo:paragraph-rsid="04e3e63a" style:font-style-asian="normal" style:font-style-complex="normal"/>
    </style:style>
    <style:style style:name="P11" style:family="paragraph" style:parent-style-name="Text_20_body">
      <style:text-properties fo:font-style="normal" officeooo:rsid="0382a284" officeooo:paragraph-rsid="04e8565d" style:font-style-asian="normal" style:font-style-complex="normal"/>
    </style:style>
    <style:style style:name="P12" style:family="paragraph" style:parent-style-name="Text_20_body">
      <style:text-properties fo:font-style="normal" officeooo:rsid="0382a284" officeooo:paragraph-rsid="04f0c47f" style:font-style-asian="normal" style:font-style-complex="normal"/>
    </style:style>
    <style:style style:name="P13" style:family="paragraph" style:parent-style-name="Text_20_body">
      <style:text-properties fo:font-style="normal" officeooo:rsid="0382a284" officeooo:paragraph-rsid="0503a9d5" style:font-style-asian="normal" style:font-style-complex="normal"/>
    </style:style>
    <style:style style:name="P14" style:family="paragraph" style:parent-style-name="Text_20_body">
      <style:text-properties fo:font-style="normal" officeooo:rsid="0382a284" officeooo:paragraph-rsid="04d31711" style:font-style-asian="normal" style:font-style-complex="normal"/>
    </style:style>
    <style:style style:name="P15" style:family="paragraph" style:parent-style-name="Text_20_body">
      <style:text-properties officeooo:rsid="009f7541" officeooo:paragraph-rsid="00df33ae"/>
    </style:style>
    <style:style style:name="P16" style:family="paragraph" style:parent-style-name="Text_20_body">
      <style:text-properties officeooo:rsid="0078ca9c" officeooo:paragraph-rsid="00df33ae"/>
    </style:style>
    <style:style style:name="P17" style:family="paragraph" style:parent-style-name="Text_20_body">
      <style:text-properties officeooo:paragraph-rsid="00e1f6ce"/>
    </style:style>
    <style:style style:name="P18" style:family="paragraph" style:parent-style-name="Text_20_body">
      <style:text-properties officeooo:rsid="02085db8" officeooo:paragraph-rsid="0467166a"/>
    </style:style>
    <style:style style:name="P19" style:family="paragraph" style:parent-style-name="Text_20_body">
      <style:text-properties officeooo:rsid="0399cdc9" officeooo:paragraph-rsid="0399cdc9"/>
    </style:style>
    <style:style style:name="P20" style:family="paragraph" style:parent-style-name="Text_20_body">
      <style:text-properties officeooo:rsid="0468c9a9" officeooo:paragraph-rsid="04cb416c"/>
    </style:style>
    <style:style style:name="P21" style:family="paragraph" style:parent-style-name="Text_20_body">
      <style:text-properties officeooo:rsid="0468c9a9" officeooo:paragraph-rsid="04cf72ff"/>
    </style:style>
    <style:style style:name="P22" style:family="paragraph" style:parent-style-name="Text_20_body">
      <style:text-properties officeooo:rsid="0468c9a9" officeooo:paragraph-rsid="04dd5d60"/>
    </style:style>
    <style:style style:name="P23" style:family="paragraph" style:parent-style-name="Text_20_body">
      <style:text-properties officeooo:rsid="0468c9a9" officeooo:paragraph-rsid="04dfb54a"/>
    </style:style>
    <style:style style:name="P24" style:family="paragraph" style:parent-style-name="Text_20_body">
      <style:text-properties officeooo:rsid="0468c9a9" officeooo:paragraph-rsid="04e0a696"/>
    </style:style>
    <style:style style:name="P25" style:family="paragraph" style:parent-style-name="Text_20_body">
      <style:text-properties officeooo:rsid="0468c9a9" officeooo:paragraph-rsid="04e3e63a"/>
    </style:style>
    <style:style style:name="P26" style:family="paragraph" style:parent-style-name="Text_20_body">
      <style:text-properties officeooo:rsid="0468c9a9" officeooo:paragraph-rsid="04e8565d"/>
    </style:style>
    <style:style style:name="P27" style:family="paragraph" style:parent-style-name="Text_20_body">
      <style:text-properties officeooo:rsid="0468c9a9" officeooo:paragraph-rsid="04f0c47f"/>
    </style:style>
    <style:style style:name="P28" style:family="paragraph" style:parent-style-name="Text_20_body">
      <style:text-properties officeooo:rsid="0468c9a9" officeooo:paragraph-rsid="0503a9d5"/>
    </style:style>
    <style:style style:name="P29" style:family="paragraph" style:parent-style-name="Text_20_body">
      <style:text-properties officeooo:rsid="045d76c4" officeooo:paragraph-rsid="04cb416c"/>
    </style:style>
    <style:style style:name="P30" style:family="paragraph" style:parent-style-name="Text_20_body">
      <style:text-properties officeooo:rsid="045d76c4" officeooo:paragraph-rsid="04cf72ff"/>
    </style:style>
    <style:style style:name="P31" style:family="paragraph" style:parent-style-name="Text_20_body">
      <style:text-properties officeooo:rsid="045d76c4" officeooo:paragraph-rsid="04dfb54a"/>
    </style:style>
    <style:style style:name="P32" style:family="paragraph" style:parent-style-name="Text_20_body">
      <style:text-properties officeooo:rsid="045d76c4" officeooo:paragraph-rsid="04e0a696"/>
    </style:style>
    <style:style style:name="P33" style:family="paragraph" style:parent-style-name="Text_20_body">
      <style:text-properties officeooo:rsid="045d76c4" officeooo:paragraph-rsid="04e8565d"/>
    </style:style>
    <style:style style:name="P34" style:family="paragraph" style:parent-style-name="Text_20_body">
      <style:text-properties officeooo:rsid="045d76c4" officeooo:paragraph-rsid="04f0c47f"/>
    </style:style>
    <style:style style:name="P35" style:family="paragraph" style:parent-style-name="Text_20_body">
      <style:text-properties officeooo:rsid="045d76c4" officeooo:paragraph-rsid="04dd5d60"/>
    </style:style>
    <style:style style:name="P36" style:family="paragraph" style:parent-style-name="Text_20_body">
      <style:text-properties officeooo:rsid="045d76c4" officeooo:paragraph-rsid="0503a9d5"/>
    </style:style>
    <style:style style:name="P37" style:family="paragraph" style:parent-style-name="Text_20_body">
      <style:text-properties officeooo:rsid="0382a284" officeooo:paragraph-rsid="04cf72ff"/>
    </style:style>
    <style:style style:name="P38" style:family="paragraph" style:parent-style-name="Text_20_body">
      <style:text-properties officeooo:rsid="0382a284" officeooo:paragraph-rsid="04d31711"/>
    </style:style>
    <style:style style:name="P39" style:family="paragraph" style:parent-style-name="Text_20_body">
      <style:text-properties officeooo:rsid="0382a284" officeooo:paragraph-rsid="04cb416c"/>
    </style:style>
    <style:style style:name="P40" style:family="paragraph" style:parent-style-name="Text_20_body">
      <style:text-properties officeooo:rsid="0382a284" officeooo:paragraph-rsid="04e3e63a"/>
    </style:style>
    <style:style style:name="P41" style:family="paragraph" style:parent-style-name="Text_20_body">
      <style:text-properties officeooo:rsid="0382a284" officeooo:paragraph-rsid="04e8565d"/>
    </style:style>
    <style:style style:name="P42" style:family="paragraph" style:parent-style-name="Text_20_body">
      <style:text-properties officeooo:rsid="0382a284" officeooo:paragraph-rsid="04dfb54a"/>
    </style:style>
    <style:style style:name="P43" style:family="paragraph" style:parent-style-name="Text_20_body">
      <style:text-properties officeooo:rsid="0382a284" officeooo:paragraph-rsid="04f0c47f"/>
    </style:style>
    <style:style style:name="P44" style:family="paragraph" style:parent-style-name="Text_20_body">
      <style:text-properties officeooo:paragraph-rsid="04d31711"/>
    </style:style>
    <style:style style:name="P45" style:family="paragraph" style:parent-style-name="Text_20_body">
      <style:text-properties officeooo:paragraph-rsid="04cb416c"/>
    </style:style>
    <style:style style:name="P46" style:family="paragraph" style:parent-style-name="Text_20_body">
      <style:text-properties officeooo:paragraph-rsid="04dfb54a"/>
    </style:style>
    <style:style style:name="P47" style:family="paragraph" style:parent-style-name="Text_20_body">
      <style:text-properties officeooo:paragraph-rsid="04e3e63a"/>
    </style:style>
    <style:style style:name="P48" style:family="paragraph" style:parent-style-name="Text_20_body">
      <style:text-properties officeooo:paragraph-rsid="04e8565d"/>
    </style:style>
    <style:style style:name="P49" style:family="paragraph" style:parent-style-name="Text_20_body">
      <style:text-properties officeooo:paragraph-rsid="04e0a696"/>
    </style:style>
    <style:style style:name="P50" style:family="paragraph" style:parent-style-name="Text_20_body">
      <style:text-properties officeooo:paragraph-rsid="04f0c47f"/>
    </style:style>
    <style:style style:name="P51" style:family="paragraph" style:parent-style-name="Text_20_body">
      <style:text-properties officeooo:paragraph-rsid="0503a9d5"/>
    </style:style>
    <style:style style:name="P52" style:family="paragraph" style:parent-style-name="Text_20_body">
      <style:text-properties officeooo:paragraph-rsid="0297f76d"/>
    </style:style>
    <style:style style:name="P53" style:family="paragraph" style:parent-style-name="Text_20_body">
      <style:text-properties officeooo:rsid="05118ffa" officeooo:paragraph-rsid="05118ffa"/>
    </style:style>
    <style:style style:name="P54" style:family="paragraph" style:parent-style-name="Text_20_body">
      <style:text-properties officeooo:paragraph-rsid="05118ffa"/>
    </style:style>
    <style:style style:name="P55" style:family="paragraph" style:parent-style-name="Text_20_body">
      <style:text-properties officeooo:paragraph-rsid="00e3ae92"/>
    </style:style>
    <style:style style:name="P56" style:family="paragraph" style:parent-style-name="Footnote">
      <style:text-properties officeooo:rsid="00cd182e" officeooo:paragraph-rsid="00cd182e"/>
    </style:style>
    <style:style style:name="P57" style:family="paragraph" style:parent-style-name="Footnote">
      <style:text-properties officeooo:rsid="02085db8" officeooo:paragraph-rsid="02085db8"/>
    </style:style>
    <style:style style:name="P58" style:family="paragraph" style:parent-style-name="Footnote">
      <style:text-properties officeooo:rsid="04f0c47f" officeooo:paragraph-rsid="04f0c47f"/>
    </style:style>
    <style:style style:name="P59" style:family="paragraph" style:parent-style-name="Footnote">
      <style:text-properties officeooo:rsid="04f223f0" officeooo:paragraph-rsid="04f223f0"/>
    </style:style>
    <style:style style:name="P60" style:family="paragraph" style:parent-style-name="Author_20_Bio">
      <style:text-properties officeooo:rsid="04d2af84" officeooo:paragraph-rsid="04d2af84"/>
    </style:style>
    <style:style style:name="P61" style:family="paragraph" style:parent-style-name="Author_20_Bio">
      <style:text-properties officeooo:rsid="04d31711" officeooo:paragraph-rsid="04d31711"/>
    </style:style>
    <style:style style:name="P62" style:family="paragraph" style:parent-style-name="Author_20_Bio">
      <style:text-properties officeooo:rsid="04d6a000" officeooo:paragraph-rsid="04d6a000"/>
    </style:style>
    <style:style style:name="P63" style:family="paragraph" style:parent-style-name="Author_20_Bio">
      <style:text-properties officeooo:rsid="04dd5d60" officeooo:paragraph-rsid="04dd5d60"/>
    </style:style>
    <style:style style:name="P64" style:family="paragraph" style:parent-style-name="Author_20_Bio">
      <style:text-properties officeooo:rsid="04e15695" officeooo:paragraph-rsid="04e3e63a"/>
    </style:style>
    <style:style style:name="P65" style:family="paragraph" style:parent-style-name="Author_20_Bio">
      <style:text-properties officeooo:rsid="04e2c5f3" officeooo:paragraph-rsid="04e2c5f3"/>
    </style:style>
    <style:style style:name="P66" style:family="paragraph" style:parent-style-name="Author_20_Bio">
      <style:text-properties officeooo:rsid="04e8565d" officeooo:paragraph-rsid="04e8565d"/>
    </style:style>
    <style:style style:name="P67" style:family="paragraph" style:parent-style-name="Author_20_Bio">
      <style:text-properties officeooo:rsid="04e9c51c" officeooo:paragraph-rsid="04e9c51c"/>
    </style:style>
    <style:style style:name="P68" style:family="paragraph" style:parent-style-name="Author_20_Bio">
      <style:text-properties officeooo:rsid="04ea2dc5" officeooo:paragraph-rsid="04ea2dc5"/>
    </style:style>
    <style:style style:name="P69" style:family="paragraph" style:parent-style-name="Author_20_Bio">
      <style:text-properties officeooo:rsid="04ef3f49" officeooo:paragraph-rsid="04ef3f49"/>
    </style:style>
    <style:style style:name="P70" style:family="paragraph" style:parent-style-name="Author_20_Bio">
      <style:text-properties officeooo:rsid="04f46695" officeooo:paragraph-rsid="04f46695"/>
    </style:style>
    <style:style style:name="P71" style:family="paragraph" style:parent-style-name="Author_20_Bio">
      <style:text-properties officeooo:rsid="04fd79bb" officeooo:paragraph-rsid="04fd79bb"/>
    </style:style>
    <style:style style:name="P72" style:family="paragraph" style:parent-style-name="Author_20_Bio">
      <style:text-properties officeooo:rsid="04f223f0" officeooo:paragraph-rsid="04f223f0"/>
    </style:style>
    <style:style style:name="P73" style:family="paragraph" style:parent-style-name="Author_20_Bio">
      <style:text-properties officeooo:rsid="050dbfa4" officeooo:paragraph-rsid="050dbfa4"/>
    </style:style>
    <style:style style:name="P74" style:family="paragraph" style:parent-style-name="Author_20_Bio">
      <style:text-properties officeooo:paragraph-rsid="05118ffa"/>
    </style:style>
    <style:style style:name="P75" style:family="paragraph" style:parent-style-name="Author_20_Bio">
      <style:text-properties fo:font-style="normal" style:font-style-asian="normal" style:font-style-complex="normal"/>
    </style:style>
    <style:style style:name="P76" style:family="paragraph" style:parent-style-name="Author_20_Bio">
      <style:text-properties officeooo:rsid="050d50f5" officeooo:paragraph-rsid="050d50f5"/>
    </style:style>
    <style:style style:name="P77" style:family="paragraph" style:parent-style-name="Author_20_Bio">
      <style:text-properties officeooo:rsid="052a7bbc" officeooo:paragraph-rsid="052a7bbc"/>
    </style:style>
    <style:style style:name="P78" style:family="paragraph" style:parent-style-name="Text_20_body">
      <style:paragraph-properties fo:text-align="start" style:justify-single-word="false" style:writing-mode="page"/>
    </style:style>
    <style:style style:name="P79" style:family="paragraph" style:parent-style-name="Text_20_body">
      <style:paragraph-properties fo:text-align="start" style:justify-single-word="false" style:writing-mode="page"/>
      <style:text-properties officeooo:rsid="051497c3" officeooo:paragraph-rsid="051497c3"/>
    </style:style>
    <style:style style:name="P80" style:family="paragraph" style:parent-style-name="Text_20_body">
      <style:paragraph-properties fo:text-align="start" style:justify-single-word="false" style:writing-mode="page"/>
      <style:text-properties officeooo:rsid="051497c3" officeooo:paragraph-rsid="04c7c8d1"/>
    </style:style>
    <style:style style:name="P81" style:family="paragraph" style:parent-style-name="Text_20_body">
      <style:paragraph-properties fo:text-align="start" style:justify-single-word="false" style:writing-mode="page"/>
      <style:text-properties officeooo:rsid="0515a8a9" officeooo:paragraph-rsid="0515a8a9"/>
    </style:style>
    <style:style style:name="P82" style:family="paragraph" style:parent-style-name="Text_20_body">
      <style:paragraph-properties fo:text-align="start" style:justify-single-word="false" style:writing-mode="page"/>
      <style:text-properties officeooo:rsid="052887b6" officeooo:paragraph-rsid="052887b6"/>
    </style:style>
    <style:style style:name="P83" style:family="paragraph" style:parent-style-name="Standard">
      <style:paragraph-properties fo:line-height="145%" fo:text-align="center" style:justify-single-word="false" style:writing-mode="page"/>
    </style:style>
    <style:style style:name="P84"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85" style:family="paragraph" style:parent-style-name="Standard">
      <style:paragraph-properties fo:text-align="center" style:justify-single-word="false"/>
    </style:style>
    <style:style style:name="P86" style:family="paragraph" style:parent-style-name="Front_20_Heading_20_1">
      <style:text-properties officeooo:paragraph-rsid="02132a17"/>
    </style:style>
    <style:style style:name="P87" style:family="paragraph" style:parent-style-name="Byline">
      <style:text-properties officeooo:rsid="02c61841" officeooo:paragraph-rsid="02c61841"/>
    </style:style>
    <style:style style:name="P88" style:family="paragraph" style:parent-style-name="First_20_Paragraph">
      <style:text-properties officeooo:rsid="0399cdc9" officeooo:paragraph-rsid="0399cdc9"/>
    </style:style>
    <style:style style:name="P89" style:family="paragraph" style:parent-style-name="First_20_Paragraph">
      <style:text-properties officeooo:rsid="0382a284" officeooo:paragraph-rsid="04cb416c"/>
    </style:style>
    <style:style style:name="P90" style:family="paragraph" style:parent-style-name="First_20_Paragraph">
      <style:text-properties officeooo:rsid="0382a284" officeooo:paragraph-rsid="04cf72ff"/>
    </style:style>
    <style:style style:name="P91" style:family="paragraph" style:parent-style-name="First_20_Paragraph">
      <style:text-properties officeooo:rsid="0382a284" officeooo:paragraph-rsid="04dd5d60"/>
    </style:style>
    <style:style style:name="P92" style:family="paragraph" style:parent-style-name="First_20_Paragraph">
      <style:text-properties officeooo:rsid="0382a284" officeooo:paragraph-rsid="04dfb54a"/>
    </style:style>
    <style:style style:name="P93" style:family="paragraph" style:parent-style-name="First_20_Paragraph">
      <style:text-properties officeooo:rsid="0382a284" officeooo:paragraph-rsid="04e3e63a"/>
    </style:style>
    <style:style style:name="P94" style:family="paragraph" style:parent-style-name="First_20_Paragraph">
      <style:text-properties officeooo:rsid="0382a284" officeooo:paragraph-rsid="04e8565d"/>
    </style:style>
    <style:style style:name="P95" style:family="paragraph" style:parent-style-name="First_20_Paragraph">
      <style:text-properties officeooo:rsid="0382a284" officeooo:paragraph-rsid="04f0c47f"/>
    </style:style>
    <style:style style:name="P96" style:family="paragraph" style:parent-style-name="First_20_Paragraph">
      <style:text-properties officeooo:rsid="0382a284" officeooo:paragraph-rsid="0503a9d5"/>
    </style:style>
    <style:style style:name="P97" style:family="paragraph" style:parent-style-name="First_20_Paragraph">
      <style:paragraph-properties>
        <style:drop-cap style:lines="2" style:length="2" style:distance="0.0799in"/>
      </style:paragraph-properties>
    </style:style>
    <style:style style:name="P98" style:family="paragraph" style:parent-style-name="Front_20_Subtitle">
      <style:text-properties officeooo:rsid="05033a82" officeooo:paragraph-rsid="05033a82"/>
    </style:style>
    <style:style style:name="P99" style:family="paragraph" style:parent-style-name="Front_20_Subtitle">
      <style:text-properties officeooo:rsid="05118ffa" officeooo:paragraph-rsid="05118ffa"/>
    </style:style>
    <style:style style:name="P100" style:family="paragraph" style:parent-style-name="Contents_20_2">
      <style:paragraph-properties>
        <style:tab-stops>
          <style:tab-stop style:position="4.1035in" style:type="right"/>
        </style:tab-stops>
      </style:paragraph-properties>
    </style:style>
    <style:style style:name="P101" style:family="paragraph" style:parent-style-name="Contents_20_1">
      <style:paragraph-properties>
        <style:tab-stops>
          <style:tab-stop style:position="0in"/>
          <style:tab-stop style:position="4.3in" style:type="right"/>
        </style:tab-stops>
      </style:paragraph-properties>
    </style:style>
    <style:style style:name="P102"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03" style:family="paragraph" style:parent-style-name="Text_20_body" style:master-page-name="Section_20_Page">
      <style:paragraph-properties style:page-number="auto"/>
    </style:style>
    <style:style style:name="P104" style:family="paragraph" style:parent-style-name="Text_20_body" style:master-page-name="Section_20_Page">
      <style:paragraph-properties style:page-number="auto"/>
      <style:text-properties officeooo:paragraph-rsid="04cb416c"/>
    </style:style>
    <style:style style:name="P10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06" style:family="paragraph" style:parent-style-name="Heading_20_1" style:master-page-name="Section_20_Page">
      <style:paragraph-properties style:page-number="auto"/>
    </style:style>
    <style:style style:name="P107" style:family="paragraph" style:parent-style-name="Heading_20_1" style:master-page-name="Section_20_Page">
      <style:paragraph-properties style:page-number="auto"/>
      <style:text-properties officeooo:rsid="04cb416c" officeooo:paragraph-rsid="04cb416c"/>
    </style:style>
    <style:style style:name="P108" style:family="paragraph" style:parent-style-name="Heading_20_2" style:master-page-name="Section_20_Page">
      <style:paragraph-properties style:page-number="auto"/>
    </style:style>
    <style:style style:name="P109" style:family="paragraph" style:parent-style-name="Heading_20_2" style:master-page-name="Section_20_Page">
      <style:paragraph-properties style:page-number="auto"/>
      <style:text-properties officeooo:rsid="00e9e347" officeooo:paragraph-rsid="00e9e347"/>
    </style:style>
    <style:style style:name="P110" style:family="paragraph" style:parent-style-name="Heading_20_2" style:master-page-name="Start_20_Page">
      <style:paragraph-properties style:page-number="auto"/>
    </style:style>
    <style:style style:name="P111" style:family="paragraph" style:parent-style-name="Heading_20_2" style:master-page-name="Start_20_Page">
      <style:paragraph-properties style:page-number="auto"/>
      <style:text-properties officeooo:rsid="04c80572" officeooo:paragraph-rsid="04e8565d"/>
    </style:style>
    <style:style style:name="P112" style:family="paragraph" style:parent-style-name="Heading_20_2" style:master-page-name="Start_20_Page">
      <style:paragraph-properties style:page-number="auto"/>
      <style:text-properties officeooo:rsid="04c80572" officeooo:paragraph-rsid="04dfb54a"/>
    </style:style>
    <style:style style:name="P113" style:family="paragraph" style:parent-style-name="Heading_20_2" style:master-page-name="Start_20_Page">
      <style:paragraph-properties style:page-number="auto"/>
      <style:text-properties officeooo:rsid="04c80572" officeooo:paragraph-rsid="04e0a696"/>
    </style:style>
    <style:style style:name="P114" style:family="paragraph" style:parent-style-name="Heading_20_2" style:master-page-name="Start_20_Page">
      <style:paragraph-properties style:page-number="auto"/>
      <style:text-properties officeooo:rsid="04c80572" officeooo:paragraph-rsid="04e3e63a"/>
    </style:style>
    <style:style style:name="P115" style:family="paragraph" style:parent-style-name="Heading_20_2" style:master-page-name="Start_20_Page">
      <style:paragraph-properties style:page-number="auto"/>
      <style:text-properties officeooo:rsid="04c80572" officeooo:paragraph-rsid="04dd5d60"/>
    </style:style>
    <style:style style:name="P116" style:family="paragraph" style:parent-style-name="Heading_20_2" style:master-page-name="Start_20_Page">
      <style:paragraph-properties style:page-number="auto"/>
      <style:text-properties officeooo:rsid="04c80572" officeooo:paragraph-rsid="04f0c47f"/>
    </style:style>
    <style:style style:name="P117" style:family="paragraph" style:parent-style-name="Heading_20_2" style:master-page-name="Start_20_Page">
      <style:paragraph-properties style:page-number="auto"/>
      <style:text-properties officeooo:rsid="04c80572" officeooo:paragraph-rsid="04cb416c"/>
    </style:style>
    <style:style style:name="P118" style:family="paragraph" style:parent-style-name="Heading_20_2" style:master-page-name="Start_20_Page">
      <style:paragraph-properties style:page-number="auto"/>
      <style:text-properties officeooo:rsid="04c80572" officeooo:paragraph-rsid="04cf72ff"/>
    </style:style>
    <style:style style:name="P119" style:family="paragraph" style:parent-style-name="Heading_20_2" style:master-page-name="Start_20_Page">
      <style:paragraph-properties style:page-number="auto"/>
      <style:text-properties officeooo:rsid="04dd5d60" officeooo:paragraph-rsid="04dd5d60"/>
    </style:style>
    <style:style style:name="P120" style:family="paragraph" style:parent-style-name="Heading_20_2" style:master-page-name="Start_20_Page">
      <style:paragraph-properties style:page-number="auto"/>
      <style:text-properties officeooo:rsid="051497c3" officeooo:paragraph-rsid="051497c3"/>
    </style:style>
    <style:style style:name="P121" style:family="paragraph" style:parent-style-name="Heading_20_2" style:master-page-name="Back_20_Page">
      <style:paragraph-properties style:page-number="auto"/>
      <style:text-properties officeooo:rsid="00c2630e" officeooo:paragraph-rsid="00df33ae"/>
    </style:style>
    <style:style style:name="P122" style:family="paragraph" style:parent-style-name="Heading_20_2" style:master-page-name="Back_20_Page">
      <style:paragraph-properties style:page-number="auto"/>
      <style:text-properties officeooo:paragraph-rsid="00df33ae"/>
    </style:style>
    <style:style style:name="P123" style:family="paragraph" style:parent-style-name="Heading_20_3">
      <style:text-properties officeooo:rsid="04c80572" officeooo:paragraph-rsid="04e8565d"/>
    </style:style>
    <style:style style:name="P124" style:family="paragraph" style:parent-style-name="Heading_20_3">
      <style:text-properties officeooo:rsid="04c80572" officeooo:paragraph-rsid="04e0a696"/>
    </style:style>
    <style:style style:name="P125" style:family="paragraph" style:parent-style-name="Heading_20_3">
      <style:text-properties officeooo:rsid="04c80572" officeooo:paragraph-rsid="04dfb54a"/>
    </style:style>
    <style:style style:name="P126" style:family="paragraph" style:parent-style-name="Heading_20_3">
      <style:text-properties officeooo:rsid="04c80572" officeooo:paragraph-rsid="04dd5d60"/>
    </style:style>
    <style:style style:name="P127" style:family="paragraph" style:parent-style-name="Heading_20_3">
      <style:text-properties officeooo:rsid="04c80572" officeooo:paragraph-rsid="04f0c47f"/>
    </style:style>
    <style:style style:name="P128" style:family="paragraph" style:parent-style-name="Heading_20_3">
      <style:text-properties officeooo:rsid="04c80572" officeooo:paragraph-rsid="0503a9d5"/>
    </style:style>
    <style:style style:name="P129" style:family="paragraph" style:parent-style-name="Heading_20_3">
      <style:text-properties officeooo:rsid="04c80572" officeooo:paragraph-rsid="04cb416c"/>
    </style:style>
    <style:style style:name="P130" style:family="paragraph" style:parent-style-name="Heading_20_3">
      <style:text-properties officeooo:rsid="04c80572" officeooo:paragraph-rsid="04cf72ff"/>
    </style:style>
    <style:style style:name="P131" style:family="paragraph" style:parent-style-name="Heading_20_3">
      <style:text-properties officeooo:rsid="05118ffa" officeooo:paragraph-rsid="05118ffa"/>
    </style:style>
    <style:style style:name="P132" style:family="paragraph" style:parent-style-name="Heading_20_3">
      <style:text-properties fo:font-style="normal" officeooo:rsid="00c333d9" officeooo:paragraph-rsid="05118ffa" style:font-style-asian="normal" style:font-style-complex="normal"/>
    </style:style>
    <style:style style:name="P133" style:family="paragraph" style:parent-style-name="Heading_20_3">
      <style:text-properties officeooo:paragraph-rsid="00df33ae"/>
    </style:style>
    <style:style style:name="P134" style:family="paragraph" style:parent-style-name="Heading_20_3">
      <style:text-properties officeooo:rsid="00943c5f" officeooo:paragraph-rsid="00df33ae"/>
    </style:style>
    <style:style style:name="P135" style:family="paragraph" style:parent-style-name="Heading_20_3">
      <style:text-properties officeooo:rsid="00e01f40" officeooo:paragraph-rsid="00e01f40"/>
    </style:style>
    <style:style style:name="P136" style:family="paragraph" style:parent-style-name="Author_20_Bio" style:master-page-name="Section_20_Page">
      <style:paragraph-properties style:page-number="auto"/>
      <style:text-properties fo:font-style="normal" style:font-style-asian="normal" style:font-style-complex="normal"/>
    </style:style>
    <style:style style:name="P137" style:family="paragraph" style:parent-style-name="Author_20_Bio" style:master-page-name="Section_20_Page">
      <style:paragraph-properties style:page-number="auto"/>
      <style:text-properties officeooo:paragraph-rsid="04dfb54a"/>
    </style:style>
    <style:style style:name="P138" style:family="paragraph" style:parent-style-name="Author_20_Bio" style:master-page-name="Section_20_Page">
      <style:paragraph-properties style:page-number="auto"/>
      <style:text-properties officeooo:paragraph-rsid="04f0c47f"/>
    </style:style>
    <style:style style:name="P139" style:family="paragraph" style:parent-style-name="Front_20_Heading_20_1" style:master-page-name="Section_20_Page">
      <style:paragraph-properties style:page-number="auto"/>
    </style:style>
    <style:style style:name="P140" style:family="paragraph" style:parent-style-name="Front_20_Heading_20_1" style:master-page-name="Section_20_Page">
      <style:paragraph-properties style:page-number="auto"/>
      <style:text-properties officeooo:rsid="05033a82" officeooo:paragraph-rsid="05033a82"/>
    </style:style>
    <style:style style:name="P141" style:family="paragraph" style:parent-style-name="Front_20_Heading_20_1" style:master-page-name="Section_20_Page">
      <style:paragraph-properties style:page-number="auto"/>
      <style:text-properties officeooo:rsid="05118ffa" officeooo:paragraph-rsid="05118ffa"/>
    </style:style>
    <style:style style:name="P142" style:family="paragraph" style:parent-style-name="Front_20_Heading_20_1" style:master-page-name="Contents_20_Page">
      <style:paragraph-properties style:page-number="auto"/>
    </style:style>
    <style:style style:name="P143" style:family="paragraph" style:parent-style-name="Bullet_20_List" style:list-style-name="L1"/>
    <style:style style:name="P144" style:family="paragraph" style:parent-style-name="Bullet_20_List" style:list-style-name="L2"/>
    <style:style style:name="P145" style:family="paragraph" style:parent-style-name="Bullet_20_List" style:list-style-name="L3"/>
    <style:style style:name="P146" style:family="paragraph" style:parent-style-name="Bullet_20_List" style:list-style-name="L4"/>
    <style:style style:name="P147" style:family="paragraph" style:parent-style-name="Bullet_20_List" style:list-style-name="L5"/>
    <style:style style:name="T1" style:family="text">
      <style:text-properties officeooo:rsid="031a0ec3"/>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10f27b8"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382a284" style:font-style-asian="normal" style:font-style-complex="normal"/>
    </style:style>
    <style:style style:name="T12" style:family="text">
      <style:text-properties fo:font-style="normal" officeooo:rsid="04e15695"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4e2c5f3" style:font-style-asian="italic" style:font-style-complex="italic"/>
    </style:style>
    <style:style style:name="T17" style:family="text">
      <style:text-properties fo:font-style="italic" officeooo:rsid="04e15695" style:font-style-asian="italic" style:font-style-complex="italic"/>
    </style:style>
    <style:style style:name="T18" style:family="text">
      <style:text-properties fo:font-style="italic" officeooo:rsid="04f0c47f"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4c7c8d1"/>
    </style:style>
    <style:style style:name="T22" style:family="text">
      <style:text-properties officeooo:rsid="04d10cf1"/>
    </style:style>
    <style:style style:name="T23" style:family="text">
      <style:text-properties officeooo:rsid="04d31711"/>
    </style:style>
    <style:style style:name="T24" style:family="text">
      <style:text-properties officeooo:rsid="04d6a000"/>
    </style:style>
    <style:style style:name="T25" style:family="text">
      <style:text-properties officeooo:rsid="0382a284"/>
    </style:style>
    <style:style style:name="T26" style:family="text">
      <style:text-properties officeooo:rsid="04e15695"/>
    </style:style>
    <style:style style:name="T27" style:family="text">
      <style:text-properties officeooo:rsid="04e2c5f3"/>
    </style:style>
    <style:style style:name="T28" style:family="text">
      <style:text-properties officeooo:rsid="04ef3f49"/>
    </style:style>
    <style:style style:name="T29" style:family="text">
      <style:text-properties officeooo:rsid="04ffd0c5"/>
    </style:style>
    <style:style style:name="T30" style:family="text">
      <style:text-properties officeooo:rsid="0503a9d5"/>
    </style:style>
    <style:style style:name="T31" style:family="text">
      <style:text-properties officeooo:rsid="050d50f5"/>
    </style:style>
    <style:style style:name="T32" style:family="text">
      <style:text-properties officeooo:rsid="05118ffa"/>
    </style:style>
    <style:style style:name="T33" style:family="text">
      <style:text-properties officeooo:rsid="05267973"/>
    </style:style>
    <style:style style:name="T34" style:family="text">
      <style:text-properties officeooo:rsid="052fa7c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Organize for Innovation</text:p>
      <text:h text:style-name="P108" text:outline-level="2"/>
      <text:p text:style-name="P140"><text:bookmark-start text:name="__RefHeading___Toc1787_1213309432"/>Organize for Innovation<text:bookmark-end text:name="__RefHeading___Toc1787_1213309432"/></text:p>
      <text:p text:style-name="P98">Rethinking how we work</text:p>
      <text:p text:style-name="P98"/>
      <text:p text:style-name="P83">Jim Whitehurst</text:p>
      <text:p text:style-name="P83">President and CEO, Red Hat</text:p>
      <text:p text:style-name="P139"/>
      <text:p text:style-name="P142"><text:bookmark-start text:name="__RefHeading___Toc1312_518888843"/>Copyright<text:bookmark-end text:name="__RefHeading___Toc1312_518888843"/></text:p>
      <text:p text:style-name="P78">Copyright © 201<text:span text:style-name="T21">8</text:span> Red Hat, Inc. All written content, as well as the cover image, licensed under a Creative Commons Attribution-ShareAlike 4.0 International License.<text:note text:id="ftn1" text:note-class="footnote"><text:note-citation>1</text:note-citation><text:note-body><text:p text:style-name="P56">http://creativecommons.org/licenses/by-sa/4.0/</text:p></text:note-body></text:note></text:p>
      <text:p text:style-name="P80">"Culture matters for encouraging innovative behaviors" originally appeared at https://opensource.com/open-organization/16/10/why-organizational-culture-matters</text:p>
      <text:p text:style-name="P79">"Understanding the limits of hierarchies" originally appeared at https://opensource.com/open-organization/16/3/fastest-result-isnt-always-best-result</text:p>
      <text:p text:style-name="P79">"Becoming a master of organizational jujutsu" originally appeared at https://opensource.com/open-organization/16/2/becoming-master-organizational-jujutsu</text:p>
      <text:p text:style-name="P79">"Innovation requires new approaches to feedback and failure" originally appeared at https://opensource.com/open-organization/16/12/building-culture-innovation-your-organization</text:p>
      <text:p text:style-name="P79">"How to keep a meritocracy in check" originally appeared at https://opensource.com/open-organization/16/8/how-make-meritocracy-work</text:p>
      <text:p text:style-name="P79">"Try, learn, modify" originally appeared at https://opensource.com/open-organization/18/3/try-learn-modify</text:p>
      <text:p text:style-name="P79">"What it means to be an open leader" originally appeared at https://opensource.com/open-organization/16/3/what-it-means-be-open-source-leader</text:p>
      <text:p text:style-name="P81">"What the community has taught me about open organizations" originally appeared at https://opensource.com/open-organization/16/1/what-community-has-taught-me-about-open-organizations</text:p>
      <text:p text:style-name="P81">"Want to be a great leader? Assume positive intent" originally appeared at https://opensource.com/open-organization/17/2/assuming-positive-intent</text:p>
      <text:p text:style-name="P81">"Why your people need to collide more, not less" originally appeared at https://opensource.com/open-organization/18/4/management-coordination-collaboration</text:p>
      <text:p text:style-name="P81"><text:soft-page-break/>"Why aren't we more invested in our work?" originally appeared at https://opensource.com/open-organization/18/5/rethink-motivation-engagement</text:p>
      <text:p text:style-name="P81">"Appreciating the full power of open" originally appeared at https://opensource.com/open-organization/16/5/appreciating-full-power-open</text:p>
      <text:p text:style-name="P81">"How I discovered Linux's true power" originally appeared at https://opensource.com/life/15/9/jim-whitehurst-linux-story</text:p>
      <text:p text:style-name="P81">"What our families teach us about organizational life" originally appeared at https://opensource.com/open-organization/15/11/what-our-families-teach-us-about-organizational-life</text:p>
      <text:p text:style-name="P81">"Like open source software, a book is more than its content" originally appeared at https://opensource.com/open-organization/15/8/open-source-software-book-more-its-content</text:p>
      <text:p text:style-name="P81">"Open education is more than open content" originally appeared at https://opensource.com/open-organization/16/8/harnessing-power-open-education</text:p>
      <text:p text:style-name="P82">"Engage more and dictate less" originally appeared at https://opensource.com/open-organization/19/1/engage-more-dictate-less<text:line-break/></text:p>
      <text:p text:style-name="P102"/>
      <text:p text:style-name="P139"><text:bookmark-start text:name="__RefHeading___Toc2046_1315693447"/>Colophon<text:bookmark-end text:name="__RefHeading___Toc2046_1315693447"/></text:p>
      <text:p text:style-name="P18">Typeset in DejaVu<text:note text:id="ftn2" text:note-class="footnote"><text:note-citation>2</text:note-citation><text:note-body><text:p text:style-name="P57">https://dejavu-fonts.github.io/</text:p></text:note-body></text:note> and Overpass.<text:note text:id="ftn3" text:note-class="footnote"><text:note-citation>3</text:note-citation><text:note-body><text:p text:style-name="P57">http://overpassfont.org/</text:p></text:note-body></text:note> Produced with LibreOffice.<text:note text:id="ftn4" text:note-class="footnote"><text:note-citation>4</text:note-citation><text:note-body><text:p text:style-name="P57">https://www.libreoffice.org/</text:p></text:note-body></text:note> Cover design by <text:span text:style-name="T31">Jenna Slawson</text:span>.</text:p>
      <text:p text:style-name="P86"><text:bookmark-start text:name="__RefHeading___Toc1976_1055601491"/>Version <text:span text:style-name="T2">1.2</text:span><text:bookmark-end text:name="__RefHeading___Toc1976_1055601491"/></text:p>
      <text:p text:style-name="P85"><text:span text:style-name="T21">June</text:span> 201<text:span text:style-name="T34">9</text:span></text:p>
      <text:p text:style-name="P141">Additional reading</text:p>
      <text:p text:style-name="P99">From Jim Whitehurst</text:p>
      <text:p text:style-name="Author_20_Bio">The Open Organization: Igniting Passion and Performance<text:span text:style-name="T3"> </text:span><text:span text:style-name="T13">(Harvard Business Review Press)</text:span></text:p>
      <text:p text:style-name="Front_20_Subtitle">From <text:span text:style-name="T32">the open organization community</text:span></text:p>
      <text:p text:style-name="Author_20_Bio">The Open Organization Field Guide: Practical Tips for Igniting Passion and Performance <text:span text:style-name="T3">(Opensource.com)</text:span></text:p>
      <text:p text:style-name="P74">The Open Organization Leaders Manual: Instructions for Building the Workplace of the Future <text:span text:style-name="T3">(Opensource.com)</text:span></text:p>
      <text:p text:style-name="P74">The Open Organization Guide to IT Culture Change: Open Principles and Practices for a More Innovative IT Department <text:span text:style-name="T3">(Opensource.com)</text:span></text:p>
      <text:p text:style-name="P74">The Open Organization <text:span text:style-name="T21">Workbook</text:span>: <text:span text:style-name="T21">How to build a culture of innovation in your organization </text:span><text:span text:style-name="T14">(Opensource.com)</text:span></text:p>
      <text:p text:style-name="P75">Every week, Opensource.com publishes new stories about the ways open principles help innovative leaders rethink organizational culture and design.</text:p>
      <text:p text:style-name="P75">Visit opensource.com/open-organization to read more.</text:p>
      <text:p text:style-name="P136"/>
      <text:p text:style-name="P52"/>
      <text:p text:style-name="P142"><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00"><text:a xlink:type="simple" xlink:href="#__RefHeading___Toc164_2120980716" text:style-name="Index_20_Link" text:visited-style-name="Index_20_Link">Introduction<text:tab/>13</text:a></text:p>
          <text:p text:style-name="P101"><text:a xlink:type="simple" xlink:href="#__RefHeading___Toc2114_518888843" text:style-name="Index_20_Link" text:visited-style-name="Index_20_Link">Part 1: Open Organizations<text:tab/><text:tab/></text:a></text:p>
          <text:p text:style-name="P100"><text:a xlink:type="simple" xlink:href="#__RefHeading___Toc1454_1500227796" text:style-name="Index_20_Link" text:visited-style-name="Index_20_Link">Culture matters when encouraging innovative behaviors<text:tab/>19</text:a></text:p>
          <text:p text:style-name="P100"><text:a xlink:type="simple" xlink:href="#__RefHeading___Toc1456_1500227796" text:style-name="Index_20_Link" text:visited-style-name="Index_20_Link">Understanding the limits of hierarchies<text:tab/>23</text:a></text:p>
          <text:p text:style-name="P100"><text:a xlink:type="simple" xlink:href="#__RefHeading___Toc2814_659062067" text:style-name="Index_20_Link" text:visited-style-name="Index_20_Link">Becoming a master of organizational jujutsu<text:tab/>26</text:a></text:p>
          <text:p text:style-name="P100"><text:a xlink:type="simple" xlink:href="#__RefHeading___Toc2892_659062067" text:style-name="Index_20_Link" text:visited-style-name="Index_20_Link">Innovation requires new approaches to feedback and failure<text:tab/>29</text:a></text:p>
          <text:p text:style-name="P100"><text:a xlink:type="simple" xlink:href="#__RefHeading___Toc2816_659062067" text:style-name="Index_20_Link" text:visited-style-name="Index_20_Link">How to keep a meritocracy in check<text:tab/>33</text:a></text:p>
          <text:p text:style-name="P100"><text:a xlink:type="simple" xlink:href="#__RefHeading___Toc2818_659062067" text:style-name="Index_20_Link" text:visited-style-name="Index_20_Link">Try, learn, modify<text:tab/>36</text:a></text:p>
          <text:p text:style-name="P101"><text:a xlink:type="simple" xlink:href="#__RefHeading___Toc598_3129283096" text:style-name="Index_20_Link" text:visited-style-name="Index_20_Link">Part 2: Open Leadership<text:tab/><text:tab/></text:a></text:p>
          <text:p text:style-name="P100"><text:a xlink:type="simple" xlink:href="#__RefHeading___Toc600_3129283096" text:style-name="Index_20_Link" text:visited-style-name="Index_20_Link">What it means to be an open leader<text:tab/>43</text:a></text:p>
          <text:p text:style-name="P100"><text:a xlink:type="simple" xlink:href="#__RefHeading___Toc2931_659062067" text:style-name="Index_20_Link" text:visited-style-name="Index_20_Link">What the community has taught me about open organizations<text:tab/>49</text:a></text:p>
          <text:p text:style-name="P100"><text:a xlink:type="simple" xlink:href="#__RefHeading___Toc1022_3449510632" text:style-name="Index_20_Link" text:visited-style-name="Index_20_Link">Want to be a great leader? Assume positive intent<text:tab/>52</text:a></text:p>
          <text:p text:style-name="P100"><text:a xlink:type="simple" xlink:href="#__RefHeading___Toc1626_1500227796" text:style-name="Index_20_Link" text:visited-style-name="Index_20_Link">Why your people need to collide more, not less<text:tab/>56</text:a></text:p>
          <text:p text:style-name="P100"><text:a xlink:type="simple" xlink:href="#__RefHeading___Toc1930_2188464710" text:style-name="Index_20_Link" text:visited-style-name="Index_20_Link">Why aren't we more invested in our work?<text:tab/>60</text:a></text:p>
          <text:p text:style-name="P100"><text:a xlink:type="simple" xlink:href="#__RefHeading___Toc1716_805323206" text:style-name="Index_20_Link" text:visited-style-name="Index_20_Link">Engage more and dictate less<text:tab/>64</text:a></text:p>
          <text:p text:style-name="P101"><text:a xlink:type="simple" xlink:href="#__RefHeading___Toc602_3129283096" text:style-name="Index_20_Link" text:visited-style-name="Index_20_Link">Part 3: Open Culture<text:tab/><text:tab/></text:a></text:p>
          <text:p text:style-name="P100"><text:a xlink:type="simple" xlink:href="#__RefHeading___Toc604_3129283096" text:style-name="Index_20_Link" text:visited-style-name="Index_20_Link">Appreciating the full power of open<text:tab/>70</text:a></text:p>
          <text:p text:style-name="P100"><text:a xlink:type="simple" xlink:href="#__RefHeading___Toc2061_3129283096" text:style-name="Index_20_Link" text:visited-style-name="Index_20_Link">How I discovered Linux's true power<text:tab/>75</text:a></text:p>
          <text:p text:style-name="P100"><text:a xlink:type="simple" xlink:href="#__RefHeading___Toc2063_3129283096" text:style-name="Index_20_Link" text:visited-style-name="Index_20_Link">What our families teach us about organizational life<text:tab/>78</text:a></text:p>
          <text:p text:style-name="P100"><text:a xlink:type="simple" xlink:href="#__RefHeading___Toc2065_3129283096" text:style-name="Index_20_Link" text:visited-style-name="Index_20_Link">Like open source software, a book is more than its content<text:tab/>81</text:a></text:p>
          <text:p text:style-name="P100"><text:a xlink:type="simple" xlink:href="#__RefHeading___Toc2067_3129283096" text:style-name="Index_20_Link" text:visited-style-name="Index_20_Link">Open education is more than open content<text:tab/>83</text:a></text:p>
          <text:p text:style-name="P101"><text:a xlink:type="simple" xlink:href="#__RefHeading___Toc842_1232125672" text:style-name="Index_20_Link" text:visited-style-name="Index_20_Link">Learn More<text:tab/><text:tab/></text:a></text:p>
          <text:p text:style-name="P100"><text:a xlink:type="simple" xlink:href="#__RefHeading___Toc2382_190016556" text:style-name="Index_20_Link" text:visited-style-name="Index_20_Link">Additional resources<text:tab/>91</text:a></text:p>
          <text:p text:style-name="P100"><text:soft-page-break/><text:a xlink:type="simple" xlink:href="#__RefHeading___Toc2384_190016556" text:style-name="Index_20_Link" text:visited-style-name="Index_20_Link">Get involved<text:tab/>92</text:a></text:p>
        </text:index-body>
      </text:table-of-content>
      <text:p text:style-name="P4"/>
      <text:h text:style-name="P109" text:outline-level="2"><text:bookmark-start text:name="__RefHeading___Toc164_2120980716"/>Introduction<text:bookmark-end text:name="__RefHeading___Toc164_2120980716"/></text:h>
      <text:p text:style-name="P87"><text:bookmark-start text:name="__RefHeading___Toc394_2120980716"/>Jim Whitehurst<text:bookmark-end text:name="__RefHeading___Toc394_2120980716"/></text:p>
      <text:p text:style-name="P88">If there's a common thread I continue to hear over and over again in my conversations with customers, partners, and leaders all over the globe, it's this: disruption is everywhere.</text:p>
      <text:p text:style-name="P19">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9">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be disrupted—will need to make sure they're building new <text:span text:style-name="Emphasis">cultural</text:span> capabilities in addition to technical ones.</text:p>
      <text:p text:style-name="P19">The challenge, however, is that most of our organizations are still operating according to principles from a bygone era. Conventional organizations born in industrial contexts tend to value ideals <text:soft-page-break/>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9">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9">Three years ago, I wrote <text:span text:style-name="Emphasis">The Open Organization</text:span>, a book about how Red Hat, the company where I'm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9"><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9"><text:soft-page-break/>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9">If not, then the first organization you'll need to disrupt may be your own.</text:p>
      <text:p text:style-name="P73">June 2018</text:p>
      <text:h text:style-name="P106" text:outline-level="1"/>
      <text:h text:style-name="P107" text:outline-level="1"><text:bookmark-start text:name="__RefHeading___Toc2114_518888843"/>Part 1: Open Organizations<text:bookmark-end text:name="__RefHeading___Toc2114_518888843"/></text:h>
      <text:p text:style-name="P104"/>
      <text:h text:style-name="P111" text:outline-level="2"><text:bookmark-start text:name="__RefHeading___Toc1454_1500227796"/>Culture matters <text:span text:style-name="T29">when</text:span> encouraging innovative behaviors<text:bookmark-end text:name="__RefHeading___Toc1454_1500227796"/></text:h>
      <text:p text:style-name="P94">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41">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41">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6">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ogether to accomplish something, then organizational <text:span text:style-name="Emphasis">cultures</text:span> are <text:soft-page-break/>the collective values that keep them bound together and moving in the same direction as they do.</text:p>
      <text:p text:style-name="P26">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6">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6">That's because the alignment between value and action will tell you if you're cultivating an organizational culture capable of weathering our current environment of constant disruption.</text:p>
      <text:h text:style-name="P123" text:outline-level="3">A return to culture</text:h>
      <text:p text:style-name="P11">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1">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hose things. Innovation isn't just another outcome of hierarchical machination. In fact, by definition, innovation is something that can't always be predicted or controlled—quite the opposite of what <text:soft-page-break/>hierarchies are designed to achieve! So leaders everywhere are beginning to wonder how they can expect the best, most innovative behaviors from their employees <text:span text:style-name="Emphasis">without having to prescribe everything they do</text:span>.</text:p>
      <text:p text:style-name="P11">And the answer, they've found, is culture.</text:p>
      <text:p text:style-name="P11">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1">When action and values align, organizational culture works as a positive force, propelling an organization to greater innovations faster. When action and value are out of joint, the opposite happens: organizations flounder.</text:p>
      <text:p text:style-name="P11">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1"><text:span text:style-name="Emphasis">No one batted an eye</text:span>. Everyone found this method of initiating the meeting perfectly normal, natural, and valuable. In fact, if 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1"><text:soft-page-break/>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3">That's why organizational culture is so important—not just today, but always. When value and action align, great things happen. When they don't, you're in trouble.</text:p>
      <text:p text:style-name="P66">This essay originally appeared at Opensource.com.</text:p>
      <text:h text:style-name="P111" text:outline-level="2"><text:bookmark-start text:name="__RefHeading___Toc1456_1500227796"/>Understanding the limits of hierarchies<text:bookmark-end text:name="__RefHeading___Toc1456_1500227796"/></text:h>
      <text:p text:style-name="P94">Sometimes, the fastest route to solving a problem isn't necessarily the best route. That's something I've learned while leading an open organization.</text:p>
      <text:p text:style-name="P26">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6">But don't expect anything a hierarchy does to pleasantly surprise you. Don't expect it to respond well to forces or events outside of your control. Don't expect it to flourish without your meticulous oversight.</text:p>
      <text:p text:style-name="P26">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6">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P26"><text:soft-page-break/>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6">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1">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P48">Or, to use another example (one much closer to Red Hat's core business): take the Linux kernel. Today, it stands as the very <text:soft-page-break/>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3">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3">Because most often, the fastest solution isn't the best one. Bear that in mind the next time you start feeling frustrated by your network's slower pace of execution. When you're ready to reap what you've sewn, you'll be happy you did.</text:p>
      <text:p text:style-name="P67">This essay originally appeared at Opensource.com.</text:p>
      <text:h text:style-name="P112" text:outline-level="2"><text:bookmark-start text:name="__RefHeading___Toc2814_659062067"/>Becoming a master of organizational jujutsu<text:bookmark-end text:name="__RefHeading___Toc2814_659062067"/></text:h>
      <text:p text:style-name="P92">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3">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3">And that's a common assumption: People think that mitigating the effects of hierarchy requires working <text:span text:style-name="Emphasis">against</text:span> it. But that's not the case.</text:p>
      <text:p text:style-name="P23">Instead, you've got to learn to work <text:span text:style-name="Emphasis">with</text:span> it.</text:p>
      <text:p text:style-name="P23">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P23"><text:soft-page-break/>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3">Proponents of the open organizational model are quick to note hierarchies' shortcomings: Hierarchies are resistant to change. They're often brittle. They don't cope well with outside forces. And they don't really foster collaboration, so they innovate slowly.</text:p>
      <text:p text:style-name="P23">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3">So how might you perform a bit of jujutsu on a hierarchy in order use those strengths to ultimately <text:span text:style-name="Emphasis">dismantle</text:span> the hierarchy? How do you channel a hierarchy's energies to actually cultivate the conditions for openness?</text:p>
      <text:p text:style-name="P46">I can think of two ways.</text:p>
      <text:p text:style-name="P31">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P31"><text:soft-page-break/>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31">In both cases, my team tried to take the strengths of a rule-following, order-taking, command-and-control system and use them to actually further the interests of the open organization.</text:p>
      <text:p text:style-name="P31">Just call it a bit of organizational jujutsu.</text:p>
      <text:p text:style-name="P65">This essay originally appeared at Opensource.com.</text:p>
      <text:h text:style-name="P113" text:outline-level="2"><text:bookmark-start text:name="__RefHeading___Toc2892_659062067"/>Innovation requires new approaches to feedback and failure<text:bookmark-end text:name="__RefHeading___Toc2892_659062067"/></text:h>
      <text:p text:style-name="P84">"Organizational culture" is something plenty of people are puzzling over today, and with good reason. More and more leaders are realizing that the culture permeating and guiding their organizations will determine whether they succeed or fail.</text:p>
      <text:p text:style-name="P24">The term "organizational culture" refers to an alignment between two forces inside an organization: values and behaviors. Aligning those forces productively is one of the most difficult and important tasks facing leaders today.</text:p>
      <text:p text:style-name="P24">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4">I certainly understand why. Today, a culture of innovation is a strong indicator of an organization's ability to weather the kinds of constant disruption nearly every industry seems to be experiencing. But creating one is easier said than done.</text:p>
      <text:p text:style-name="P24">Here's how I'd recommend an organization approach that challenge.</text:p>
      <text:h text:style-name="P124" text:outline-level="3">A new method</text:h>
      <text:p text:style-name="P9">One method for creating a culture of innovation involves focusing on how your organization treats both <text:span text:style-name="Emphasis">feedback</text:span> and <text:span text:style-name="Emphasis">failure</text:span>.</text:p>
      <text:p text:style-name="P9">In innovative organizations, feedback is continual and frank—in other words, it's <text:span text:style-name="Emphasis">open</text:span>. Dialogue about ideas associates raise must be ongoing, constructive, and, above all, honest.</text:p>
      <text:p text:style-name="P9"><text:soft-page-break/>To foster innovative environments, leaders must model the kinds of feedback behaviors they want to see in their teammates and associates. They need to be open to even the most difficult conversations.</text:p>
      <text:p text:style-name="P49"><text:span text:style-name="T11">Innovation is one product of creativity. Despite the way we tend to think about it on most days, creativity is very </text:span><text:span text:style-name="Emphasis"><text:span text:style-name="T25">difficult</text:span></text:span><text:span text:style-name="T11">; it's the product of intense collaboration and sharing. Actually, Ed Catmull and Amy Wallace discuss creativity this way in their book </text:span><text:span text:style-name="Emphasis"><text:span text:style-name="T25">Creativity, Inc.</text:span></text:span><text:span text:style-name="T11">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25">The Open Organization</text:span></text:span><text:span text:style-name="T11">, it's possible for organizations to be "terminally nice").</text:span></text:p>
      <text:p text:style-name="P32">One of the things people receive feedback about is their failures. But cultures of innovation take a specific approach to failure: They celebrate it.</text:p>
      <text:p text:style-name="P32">Without question, being innovative involves taking calculated risks. People in innovative organizations must feel like they can try something novel and unexpected without fear of intense, negative blowback—otherwise, they'll never attempt anything new.</text:p>
      <text:p text:style-name="P32">Traditionally, we've treated failure as a sign of personal failing: Someone faced with a tough choice didn't make the "right" decisions, so we need to punish the behavior that led to a certain outcome.</text:p>
      <text:p text:style-name="P32">But in cultures of innovation, where everyone is expected to experiment, how can anyone possibly know what the "right" and "wrong" decisions will be if the problem is so new that few people have any concrete experience with it?</text:p>
      <text:p text:style-name="P32">Instead, I like to think about failure the way Jeff Bezos once described it in a letter to Amazon shareholders.<text:note text:id="ftn5" text:note-class="footnote"><text:note-citation>5</text:note-citation><text:note-body><text:p text:style-name="Footnote">https://www.sec.gov/Archives/edgar/data/1018724/000119312516530910/d168744dex991.htm</text:p></text:note-body></text:note> He said:</text:p>
      <text:p text:style-name="Quotations"><text:soft-page-break/>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2">The trick to making this approach to failure an organization's <text:span text:style-name="Emphasis">default</text:span> approach is changing the way we think about evaluation.</text:p>
      <text:p text:style-name="P32">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2">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2">How can leaders assess people who might have failed, but who've demonstrated exciting new ideas and approaches along the way? And how can they encourage others to actually emulate those people?</text:p>
      <text:p text:style-name="P32">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8"><text:soft-page-break/>This <text:span text:style-name="T28">essay</text:span> originally appeared at Opensource.com, and was reprinted as part of <text:span text:style-name="T3">The Open Organization Guide to IT Culture Change.</text:span></text:p>
      <text:h text:style-name="P112" text:outline-level="2"><text:bookmark-start text:name="__RefHeading___Toc2816_659062067"/>How to keep a meritocracy in check<text:bookmark-end text:name="__RefHeading___Toc2816_659062067"/></text:h>
      <text:p text:style-name="P92">Of all the concepts we associate with open organizations today, meritocracy might be the most complicated, complex, and controversial.</text:p>
      <text:p text:style-name="P42">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2">That didn't suit my discussion partner.</text:p>
      <text:p text:style-name="P42">"No way!" he said. "That's wrong! Why do people who have been in the organization the longest—whose thinking might be most stale and outdated—get the authority to judge which ideas should be worth pursuing?"</text:p>
      <text:p text:style-name="P23">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3">But doing that is much more difficult when meritocracy remains something nebulous and abstract—a set of principles with little focus on implementation. At Red Hat, we recognize this, and I <text:soft-page-break/>want to share what we've learned about meritocracy, as well as the ways we're putting it into practice every day.</text:p>
      <text:h text:style-name="P125" text:outline-level="3">Not tenure</text:h>
      <text:p text:style-name="P8">Meritocracy means many things to many people, but I tend to describe it as a concept that unites three basic notions (which I detail in Chapter 4 of <text:span text:style-name="Emphasis">The Open Organization</text:span>):</text:p>
      <text:p text:style-name="P8"><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8"><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8"><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6" text:note-class="footnote"><text:note-citation>6</text:note-citation><text:note-body><text:p text:style-name="Footnote">https://twitter.com/JWhitehurst/status/694226943944822785</text:p></text:note-body></text:note></text:p>
      <text:h text:style-name="Heading_20_3" text:outline-level="3">Meritocracy in practice</text:h>
      <text:p text:style-name="P31">At Red Hat, we've worked hard to cultivate meritocratic thinking as part of our organizational culture. But, as Chief People <text:soft-page-break/>Officer DeLisa Alexander said recently, we've very deliberately defined it as a leadership capability.<text:note text:id="ftn7" text:note-class="footnote"><text:note-citation>7</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31">One result of our years of meritocratic experimentation is something we<text:span text:style-name="T28">'ve</text:span> made available to other organizations working to create the most innovative cultures: the Open Decision Framework.<text:note text:id="ftn8" text:note-class="footnote"><text:note-citation>8</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31">In short, it's a step-by-step guide to being an effective open leader. And we've made it available for remixing and reuse by anyone.<text:note text:id="ftn9" text:note-class="footnote"><text:note-citation>9</text:note-citation><text:note-body><text:p text:style-name="Footnote">https://github.com/opensourceway/open-decision-framework</text:p></text:note-body></text:note> We're excited to see how others adapt, modify, and translate the framework to their own organizational environments and cultures.</text:p>
      <text:p text:style-name="P31">I'm sure we'll learn even more about our own meritocracy when they do.</text:p>
      <text:p text:style-name="P69">This essay originally appeared at Opensource.com.</text:p>
      <text:h text:style-name="P112" text:outline-level="2"><text:bookmark-start text:name="__RefHeading___Toc2818_659062067"/>Try, learn, modify<text:bookmark-end text:name="__RefHeading___Toc2818_659062067"/></text:h>
      <text:p text:style-name="P92">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3">According to a 2017 study by CompTIA, only 34% of companies are currently developing IT architecture plans that extend beyond 12 months.<text:note text:id="ftn10" text:note-class="footnote"><text:note-citation>10</text:note-citation><text:note-body><text:p text:style-name="Footnote">https://www.cio.com/article/3246027/enterprise-architecture/the-death-of-long-term-it-planning.html?upd=1515780110970</text:p></text:note-body></text:note>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11</text:note-citation><text:note-body><text:p text:style-name="Footnote">https://www.cio.com/article/3246027/enterprise-architecture/the-death-of-long-term-it-planning.html?upd=1515780110970</text:p></text:note-body></text:note></text:p>
      <text:p text:style-name="P23">I've heard similar statements from countless customers and partners around the world. Technological innovations are occurring at an unprecedented pace.</text:p>
      <text:p text:style-name="P23">The result is that long-term planning is dead. We need to be thinking differently about the way we run our organizations if we're going to succeed in this new world.</text:p>
      <text:h text:style-name="P125" text:outline-level="3">How planning died</text:h>
      <text:p text:style-name="P8">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text:soft-page-break/>ful, they have to define the strategic positions they want to achieve. Then they have to formulate and dictate plans for getting there, and execute on those plans in the most efficient ways possible—by coordinating activities and driving compliance.</text:p>
      <text:p text:style-name="P8">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8">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8">If long-term planning has become so difficult, then prescribing necessary behaviors is even <text:span text:style-name="Emphasis">more</text:span> challenging. And measuring compliance against a plan is next to impossible.</text:p>
      <text:p text:style-name="P8">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8">Working in this new way has become more critical to value creation. Our management systems must focus on building structures, systems, and processes that help create engaged, motivated workers—people who are enabled to innovate and act with speed and agility.</text:p>
      <text:p text:style-name="P8">We need to come up with a different solution for optimizing organizations for a very different economic era, one that works from the <text:span text:style-name="Emphasis">bottom up</text:span> rather than the <text:span text:style-name="Emphasis">top down</text:span>. We need to replace that old three-step formula for success—<text:span text:style-name="Emphasis">plan, prescribe, execute</text:span>—<text:soft-page-break/>with one much better suited to today's tumultuous climate: <text:span text:style-name="Emphasis">try, learn, modify</text:span>.</text:p>
      <text:h text:style-name="Heading_20_3" text:outline-level="3">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list xml:id="list1731807489" text:style-name="L1">
        <text:list-item>
          <text:p text:style-name="P143"><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list-item>
        <text:list-item>
          <text:p text:style-name="P143"><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list-item>
        <text:list-item>
          <text:p text:style-name="P143"><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list-item>
      </text:list>
      <text:p text:style-name="P31"><text:soft-page-break/>If long-term planning is dead, then long live shorter-term experimentation. Try, learn, and modify—that's the best path forward during uncertain times.</text:p>
      <text:p text:style-name="P70">This essay originally appeared at Opensource.com.</text:p>
      <text:p text:style-name="P137"/>
      <text:h text:style-name="P107" text:outline-level="1"><text:bookmark-start text:name="__RefHeading___Toc598_3129283096"/>Part 2: Open Leadership<text:bookmark-end text:name="__RefHeading___Toc598_3129283096"/></text:h>
      <text:p text:style-name="P104"/>
      <text:h text:style-name="P119" text:outline-level="2"><text:bookmark-start text:name="__RefHeading___Toc600_3129283096"/>What it means to be an open leader<text:bookmark-end text:name="__RefHeading___Toc600_3129283096"/></text:h>
      <text:p text:style-name="P89">Being an open leader means creating the context others need to do their best work.</text:p>
      <text:p text:style-name="P3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12" text:note-class="footnote"><text:note-citation>12</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As a leader, you create context when you help everyone in the organization understand its whole mission: the vision, the val<text:soft-page-break/>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5">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9"><text:span text:style-name="T3">In </text:span><text:span text:style-name="Emphasis">The Open Organization</text:span><text:span text:style-name="T3">,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text:span><text:soft-page-break/><text:span text:style-name="T3">not so late as to preclude any opportunity for productive discussion.</text:span></text:p>
      <text:p text:style-name="P5">Spotting those opportune moments—really sensing them—requires leaders to be in tune with their organizations' emotional atmospheres.</text:p>
      <text:p text:style-name="P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5">The trick for leaders is providing enough clarity of purpose—enough context—that people are able to help an organization accomplish its goals, but not so much that they're impeded from exercising their creativity and initiative in the process.</text:p>
      <text:p text:style-name="P5">Information overload doesn't create context. Distraction doesn't create context. Strong emotional intelligence helps leaders avoid both.</text:p>
      <text:h text:style-name="Heading_20_3" text:outline-level="3">Be a catalyst, not a commander</text:h>
      <text:p text:style-name="P5">Deciding to share (and determining how to share) drives open leaders to an important conclusion: a group is always going to produce a better solution than an individual.</text:p>
      <text:p text:style-name="P5">Leaders of conventional organizations are commanders. They dictate and prescribe both means and ends, then monitor people to make sure they use the former to achieve the latter.</text:p>
      <text:p text:style-name="P5">Leaders of open organizations are catalysts.</text:p>
      <text:p text:style-name="P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5"><text:soft-page-break/><text:span text:style-name="T11">I won't deny it: Being a leader means constantly being tempted to step in, to force decisions, to </text:span><text:span text:style-name="Emphasis"><text:span text:style-name="T25">command</text:span></text:span><text:span text:style-name="T11">.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5">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1658725210" text:style-name="L2">
        <text:list-item>
          <text:p text:style-name="P144"><text:span text:style-name="Inline_20_Subhead">Willingness</text:span> to extend trust and share information</text:p>
        </text:list-item>
        <text:list-item>
          <text:p text:style-name="P144"><text:span text:style-name="Inline_20_Subhead">Appreciation</text:span> for transparency and collaboration whenever possible</text:p>
        </text:list-item>
        <text:list-item>
          <text:p text:style-name="P144"><text:soft-page-break/><text:span text:style-name="Inline_20_Subhead">Sensitivity</text:span> to the moods, emotions, and passions of the people that make up an organization</text:p>
        </text:list-item>
        <text:list-item>
          <text:p text:style-name="P144"><text:span text:style-name="Inline_20_Subhead">Knowledge</text:span> of not only what to share, but how to share it</text:p>
        </text:list-item>
        <text:list-item>
          <text:p text:style-name="P144"><text:span text:style-name="Inline_20_Subhead">Belief</text:span> that groups will consistently outperform individuals working in isolation</text:p>
        </text:list-item>
        <text:list-item>
          <text:p text:style-name="P144"><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p text:style-name="P63">This essay originally appeared <text:span text:style-name="T27">at</text:span> Opensource.com, and was reprinted as part of the <text:span text:style-name="T3">The Open Organization Leaders Manual.</text:span></text:p>
      <text:h text:style-name="P114" text:outline-level="2"><text:bookmark-start text:name="__RefHeading___Toc2931_659062067"/>What the community has taught me about open organizations<text:bookmark-end text:name="__RefHeading___Toc2931_659062067"/></text:h>
      <text:p text:style-name="P93">When I was pitching <text:span text:style-name="Emphasis">The Open Organization</text:span>, publishers always asked me the same question: "Is this a book about management or leadership?"</text:p>
      <text:p text:style-name="P40">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or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Emphasis">The Open Organization</text:span>, classic management theories try to pretend that emotions don't exist in organizational contexts. It's one of the assumptions they make in order to justify their models of the way the world works. In order to better understand management <text:soft-page-break/>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0">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0">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40"><text:span text:style-name="T3">But when you think about management and leadership, you immediately realize that they're both essentially attempting to understand the same thing: How can we get people to work together, in a coordinated fashion? They shouldn't be separate. Truthfully, </text:span><text:soft-page-break/><text:span text:style-name="T3">they </text:span><text:span text:style-name="Emphasis">aren't</text:span><text:span text:style-name="T3"> separate. They only seem separate because we've thought about them this way for years.</text:span></text:p>
      <text:p text:style-name="P40"><text:span text:style-name="T3">So is the book about management </text:span><text:span text:style-name="Emphasis">or</text:span><text:span text:style-name="T3"> leadership? I'd argue it's about </text:span><text:span text:style-name="Emphasis">both</text:span><text:span text:style-name="T3"> management </text:span><text:span text:style-name="Emphasis">and</text:span><text:span text:style-name="T3"> leadership: two arts of coordinating people's efforts, finally reunited.</text:span></text:p>
      <text:p text:style-name="P10"><text:span text:style-name="T33">C</text:span>onversations with managers, leaders, and readers in the <text:span text:style-name="T26">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7">The truth is that I don't know. But I do know this: We can look to open source communities to show us the way.</text:p>
      <text:p text:style-name="P47">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7">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64"><text:span text:style-name="T26">This essay originally appeared as the introduction to </text:span><text:span text:style-name="T12">The Open Organization Field Guide</text:span><text:span text:style-name="T17">, and was later </text:span><text:span text:style-name="T18">reprinted</text:span><text:span text:style-name="T17"> </text:span><text:span text:style-name="T16">at</text:span><text:span text:style-name="T17"> Opensource.com.</text:span></text:p>
      <text:h text:style-name="P115" text:outline-level="2"><text:bookmark-start text:name="__RefHeading___Toc1022_3449510632"/>Want to be a great leader? Assume positive intent<text:bookmark-end text:name="__RefHeading___Toc1022_3449510632"/></text:h>
      <text:p text:style-name="P91">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2">And yet open source communities are also extraordinarily resilient. Some of them have found clever ways to refocus their energies and eliminate sources of conflict.</text:p>
      <text:p text:style-name="P22">I really like one in particular: "Always assume positive intent." It's something I occasionally hear community members say to each other when passions are running high.</text:p>
      <text:p text:style-name="P22">Here's what it means to me.</text:p>
      <text:h text:style-name="P126" text:outline-level="3">Motivation and action</text:h>
      <text:p text:style-name="P7">Motivations are invisible. Actions, on the other hand, are very visible. The way we connect the two is important.</text:p>
      <text:p text:style-name="P7">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7">People that have worked together for long periods of time have developed a deep understanding of one another's personalities, habits, and approaches to challenges. They "get" one another. That means they've learned to make positive connections between <text:soft-page-break/>what they observe co-workers doing (the visible) and what they assume those co-workers are thinking when they're doing it (the invisible).</text:p>
      <text:p text:style-name="P7">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7">This means assuming, from the start, that people are:</text:p>
      <text:list xml:id="list3037482325" text:style-name="L3">
        <text:list-item>
          <text:p text:style-name="P145">trying to help you—not trying to undercut or deceive you</text:p>
        </text:list-item>
        <text:list-item>
          <text:p text:style-name="P145">trying to make a project better for everyone—not to bend it toward their own priorities or vision</text:p>
        </text:list-item>
        <text:list-item>
          <text:p text:style-name="P145">doing the best they can with the data, resources, and perspective they have, to make the most sound choices they can—not acting without consideration, or even with malice</text:p>
        </text:list-item>
      </text:list>
      <text:p text:style-name="P35">This strategy has worked well for me.</text:p>
      <text:h text:style-name="Heading_20_3" text:outline-level="3">Shifting assumptions</text:h>
      <text:p text:style-name="P35">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5">So I scheduled the meeting. Immediately, the emails poured in.</text:p>
      <text:p text:style-name="P35">"What's the big announcement?" people asked me. "Can you brief me on the big news in advance?" said others. "How should I prepare my teams for what you're going to say?" others wondered. I quickly realized that these people were making some drastic assumptions about my motivations for calling the meeting.</text:p>
      <text:p text:style-name="P35">So I needed to follow my own advice and ask myself: Why would people act this way? By assuming positive intent on their <text:soft-page-break/>part, I was able to realize that they were simply trying to do what all good open leaders do: gather appropriate data ahead of big decisions so they could set some context for their teammates before I surprised them with something.</text:p>
      <text:p text:style-name="P35">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5">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list xml:id="list2243611781" text:style-name="L4">
        <text:list-item>
          <text:p text:style-name="P146"><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list-item>
        <text:list-item>
          <text:p text:style-name="P146"><text:span text:style-name="Inline_20_Subhead">Model the behavior you want to see.</text:span> Assume positive intent on behalf of your leadership teams and associates. At Red Hat, our People team has developed some great strategies for making this kind of thinking the norm.<text:note text:id="ftn13" text:note-class="footnote"><text:note-citation>13</text:note-citation><text:note-body><text:p text:style-name="P58">See both https://opensource.com/open-organization/17/1/force-for-good-community and https://opensource.com/business/15/5/5-ways-promote-inclusive-environment</text:p></text:note-body></text:note></text:p>
        </text:list-item>
        <text:list-item>
          <text:p text:style-name="P146"><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text:soft-page-break/>what you see: Something that's a big deal to you might not be to someone else. Take the time to initiate a conversation and align your priorities.</text:p>
        </text:list-item>
      </text:list>
      <text:p text:style-name="Text_20_body">I'm certainly not suggesting that everyone, everywhere, in every organization always acts with positive intent. Sometimes they don't! But I've found it's best to trust people.<text:note text:id="ftn14" text:note-class="footnote"><text:note-citation>14</text:note-citation><text:note-body><text:p text:style-name="P59">See both https://opensource.com/open-organization/15/7/trust-endgame-open-organizations and https://opensource.com/open-organization/16/10/building-organizational-trust</text:p></text:note-body></text:note> Let them prove their negative intentions to you, rather than assuming the worst.</text:p>
      <text:p text:style-name="P72">This essay originally appeared at Opensource.com.</text:p>
      <text:h text:style-name="P116" text:outline-level="2"><text:bookmark-start text:name="__RefHeading___Toc1626_1500227796"/>Why your people need to collide more, not less<text:bookmark-end text:name="__RefHeading___Toc1626_1500227796"/></text:h>
      <text:p text:style-name="P95">Any organization is fundamentally a pattern of interactions between people. The nature of those interactions—their quality, their frequency, their outcomes—is the most important product an organization can create. Perhaps <text:span text:style-name="T30">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3">And yet many organizational leaders treat those interactions between people as obstacles or hindrances to avoid or eliminate, rather than as the powerful sources of innovation they really are.</text:p>
      <text:p text:style-name="P43">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7">Simply put, traditionally managed organizations treat unanticipated interactions between stakeholders as potentially destructive forces—and therefore as costs to be mitigated.</text:p>
      <text:p text:style-name="P50">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15" text:note-class="footnote"><text:note-citation>15</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50">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50">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50">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demonstrate that innovative, problem-solving activity occurs much more regularly when people work in cross-functional teams—<text:span text:style-name="Emphasis">not</text:span> as <text:soft-page-break/>isolated individuals or groups constrained by single-functional silos. This kind of activity can lead to what some call "accidental integration": the serendipitous innovation that occurs when old elements combine in new and unforeseen ways.</text:p>
      <text:p text:style-name="P50">That's why working collaboratively has now become a necessity that managers need to foster, not eliminate.</text:p>
      <text:h text:style-name="P127" text:outline-level="3">From coordination to collaboration</text:h>
      <text:p text:style-name="P12">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50"><text:span text:style-name="T11">Too few of our tried-and-true management practices have this goal. If they're seeking greater innovation, managers need to encourage </text:span><text:span text:style-name="Emphasis"><text:span text:style-name="T25">more</text:span></text:span><text:span text:style-name="T11"> interactions between people in different functional areas, not fewer. A cross-functional team may not be as </text:span><text:span text:style-name="Emphasis"><text:span text:style-name="T25">efficient</text:span></text:span><text:span text:style-name="T11">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4">I have three suggestions for leaders interested in making this shift:</text:p>
      <text:p text:style-name="P34">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once it's in production. (We've found that when the same people who write the code are the ones woken up when it fails at 3 a.m., we get better code.)</text:p>
      <text:p text:style-name="P34"><text:soft-page-break/>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4">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4">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4">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4">Because ultimately, their goal should be to create the context in which their teams can do their best work.</text:p>
      <text:p text:style-name="P71">This essay originally appeared at Opensource.com.</text:p>
      <text:h text:style-name="P120" text:outline-level="2"><text:bookmark-start text:name="__RefHeading___Toc1930_2188464710"/>Why aren't we more invested in our work?<text:bookmark-end text:name="__RefHeading___Toc1930_2188464710"/></text:h>
      <text:p text:style-name="P96">Understanding employee engagement is difficult—and so is defining engagement in the first place. Many smart people offer different definitions of "engagement,"<text:note text:id="ftn16" text:note-class="footnote"><text:note-citation>16</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8">And it's becoming one of the most frequently cited challenges for organizations around the world. Statistics about employee engagement tell a sobering story. For example, a Gallup study<text:note text:id="ftn17" text:note-class="footnote"><text:note-citation>17</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functions and making sure all those functions fit together in a seamless and efficient whole. In other words, it was managers' job to ensure people were following prescribed behaviors.</text:p>
      <text:p text:style-name="Text_20_body"><text:soft-page-break/>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28" text:outline-level="3">Re-engaging</text:h>
      <text:p text:style-name="P51">It's important to recognize that engagement is not the same as morale. It's much deeper (and more complicated) than that. Yet traditional management practices focus almost exclusively on <text:soft-page-break/>morale—which you could define as keeping people content with the precisely prescribed work specified for them.</text:p>
      <text:p text:style-name="P13">Engagement is an indicator of something that runs much deeper: your organizational culture.<text:note text:id="ftn18" text:note-class="footnote"><text:note-citation>18</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51"><text:span text:style-name="Inline_20_Subhead"><text:span text:style-name="T11">Connect to a mission and purpose.</text:span></text:span><text:span text:style-name="T11"> As I explained in </text:span><text:span text:style-name="Emphasis"><text:span text:style-name="T25">The Open Organization</text:span></text:span><text:span text:style-name="T11">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25">how</text:span></text:span><text:span text:style-name="T11">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6"><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a finer-grained language for describing "success" and "failure." <text:soft-page-break/>People who aren't perpetually fearful of being disciplined if they make a "bad call" will be more motivated to solve customer issues in new, creative ways—and they'll feel more engaged as a result.</text:p>
      <text:p text:style-name="P36"><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6">These three tips alone won't be enough to fix an organization's culturally rooted engagement issues, but they're a way to begin the difficult task of making people more satisfied, more invested, and more motivated at work.</text:p>
      <text:p text:style-name="P76">This essay originally appeared at Opensource.com.</text:p>
      <text:h text:style-name="P110" text:outline-level="2"><text:bookmark-start text:name="__RefHeading___Toc1716_805323206"/>Engage more and dictate less<text:bookmark-end text:name="__RefHeading___Toc1716_805323206"/></text:h>
      <text:p text:style-name="P97">"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For every diet book on shelves right now, there's a book about organizational innovation and leadership change sitting just one aisle over. Those books promise to reveal hidden keys to orga<text:soft-page-break/>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text:soft-page-break/>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p text:style-name="P77">This article originally appeared at Opensource.com.</text:p>
      <text:p text:style-name="P138"/>
      <text:h text:style-name="P107" text:outline-level="1"><text:bookmark-start text:name="__RefHeading___Toc602_3129283096"/>Part 3: Open Culture<text:bookmark-end text:name="__RefHeading___Toc602_3129283096"/></text:h>
      <text:p text:style-name="P104"/>
      <text:h text:style-name="P117" text:outline-level="2"><text:bookmark-start text:name="__RefHeading___Toc604_3129283096"/>Appreciating the full power of open<text:bookmark-end text:name="__RefHeading___Toc604_3129283096"/></text:h>
      <text:p text:style-name="P89"><text:span text:style-name="T33">This </text:span>was a big year for open source. As <text:span text:style-name="Emphasis">Wired</text:span><text:note text:id="ftn19" text:note-class="footnote"><text:note-citation>19</text:note-citation><text:note-body><text:p text:style-name="Footnote">http://www.wired.com/2015/12/2015-the-year-that-open-source-software-went-nuclear/</text:p></text:note-body></text:note> put it, 2015 was the year open source software "went nuclear.<text:span text:style-name="T22">"</text:span> More people than ever seem to realize the power of open—not just as a programming methodology, but as a better way to accomplish just about anything.</text:p>
      <text:p text:style-name="P20">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20">In my mind, something is open when it emphasizes in equal measure the qualities of sharing, collaboration, and transparency.</text:p>
      <text:h text:style-name="P129" text:outline-level="3">Share and share alike</text:h>
      <text:p text:style-name="P5">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5">While this may sound obvious, it's also very difficult to do, especially in an economic and cultural climate that tends to promote individual ownership and celebrate singular creators.<text:note text:id="ftn20" text:note-class="footnote"><text:note-citation>20</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5">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21" text:note-class="footnote"><text:note-citation>21</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9">Openness is a surefire path to better and faster innovation. But innovation, by definition, involves change. Innovation occurs only when people feel a certain freedom to manipulate, experiment, and tinker. Something is open not only if it's shared or available, but also when it's collaborative or manipulable.</text:p>
      <text:p text:style-name="P29">At its core, collaboration involves joint work. It's undertaking something together with the understanding that working this way <text:soft-page-break/>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9">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9">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9">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22" text:note-class="footnote"><text:note-citation>22</text:note-citation><text:note-body><text:p text:style-name="Footnote">https://opensource.com/resources/what-open-source</text:p></text:note-body></text:note> for their programs so others can see exactly how those programs operate, then learn from them and scrutinize them for insecurities or inefficiencies. But transparency is obviously crucial outside the domain of software, too.</text:p>
      <text:p text:style-name="Text_20_body"><text:soft-page-break/>The open government movement,<text:note text:id="ftn23" text:note-class="footnote"><text:note-citation>23</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text:soft-page-break/>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24" text:note-class="footnote"><text:note-citation>24</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p text:style-name="P60">This essay originally appeared at Opensource.com.</text:p>
      <text:h text:style-name="P118" text:outline-level="2"><text:bookmark-start text:name="__RefHeading___Toc2061_3129283096"/>How I discovered Linux's true power<text:bookmark-end text:name="__RefHeading___Toc2061_3129283096"/></text:h>
      <text:p text:style-name="P90">My Linux story begins like that of so many others—with an old computer and a desire to tinker.</text:p>
      <text:p text:style-name="P37">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7">This thing called "Linux" promised something different, a kind of openness and flexibility that seemed like the perfect prescription for my ailing laptop at the time. So I took the plunge, installed Slackware, and began using Linux.</text:p>
      <text:p text:style-name="P37">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7">But I encountered a problem: the data set I wanted to analyze was larger than 4GB, and back then Windows computers couldn't handle files of that size. So, I moved all my data to a Linux machine where I could work with it the way I wanted. Linux enabled work that would have been impossible on other platforms. It <text:soft-page-break/>allowed me to glean insights I would never have been able to otherwise. It helped me provide value to the company (and that saw me promoted to chief operating officer).</text:p>
      <text:p text:style-name="P37">Not only did Linux free my data, it also helped me advance my career.</text:p>
      <text:p text:style-name="P21">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25" text:note-class="footnote"><text:note-citation>25</text:note-citation><text:note-body><text:p text:style-name="Footnote">https://opensource.com/resources/what-open-organization</text:p></text:note-body></text:note> and my views on software freedom are not least among these.</text:p>
      <text:p text:style-name="P21">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21">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21">In the technology world today, Linux has become the platform around which innovative people are building the next generation of computing. People are building the most exciting applications, languages, and frameworks to run on Linux. It's the <text:soft-page-break/>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60">This essay originally appeared <text:span text:style-name="T23">at</text:span> Opensource.com as part of the "My Linux Story" series.</text:p>
      <text:h text:style-name="P118" text:outline-level="2"><text:bookmark-start text:name="__RefHeading___Toc2063_3129283096"/>What our families teach us about organizational life<text:bookmark-end text:name="__RefHeading___Toc2063_3129283096"/></text:h>
      <text:p text:style-name="P90">In October <text:span text:style-name="T23">2015 </text:span>I appeared on the 100th episode of The Dave and Gunnar Show,<text:note text:id="ftn26" text:note-class="footnote"><text:note-citation>26</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8">That question actually came from Paul Smith, Red Hat's VP of Public Sector (you might recognize him as the guy who recently photobombed me<text:note text:id="ftn27" text:note-class="footnote"><text:note-citation>27</text:note-citation><text:note-body><text:p text:style-name="Footnote">https://twitter.com/pjsmithii/status/614207083785883648</text:p></text:note-body></text:note> at a book signing), who asked:</text:p>
      <text:p text:style-name="Quotations"><text:span text:style-name="T23">H</text:span>ow can you apply the open organization principles to your family life?</text:p>
      <text:p text:style-name="P21">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7"><text:span text:style-name="T3">When we're with our families, we recognize that emotions matter—and we express them. We laugh. We cry.</text:span><text:span text:style-name="T3"><text:note text:id="ftn28" text:note-class="footnote"><text:note-citation>28</text:note-citation><text:note-body><text:p text:style-name="Footnote">http://money.cnn.com/2015/06/09/pf/crying-at-work/</text:p></text:note-body></text:note></text:span><text:span text:style-name="T3"> We have impassioned debates. We're frank with one another, because we recognize that our deep relationships will outlast any single inter</text:span><text:soft-page-break/><text:span text:style-name="T3">action (even a turbulent one). And we recognize that the people in our lives aren't entirely rational; they're motivated by more than their left-brain impulses. But we tend to check our emotional selves at the door when we enter the workplace.</text:span></text:p>
      <text:p text:style-name="P6">Why?</text:p>
      <text:p text:style-name="P37"><text:span text:style-name="T3">Emotions are a sign that we're deeply invested in what we're doing. Good leaders know how to read and gauge them (as I say in </text:span><text:span text:style-name="Emphasis">The Open Organization</text:span><text:span text:style-name="T3">,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4">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4">When goal setting becomes collaborative, it immediately becomes inclusive: Family members suddenly have a stake in family decisions, and they feel tied to the outcomes of those decisions. They embrace the group's objectives, and they work to help achieve them.</text:p>
      <text:p text:style-name="P30"><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30">So in response to Paul, I'd say: You might be asking the wrong question.</text:p>
      <text:p text:style-name="P30">The real question is not about how principles of open organizations can apply to life with a family. It's about what our family relationships can teach us about creating more open, inclusive, participatory, and humane workplaces.</text:p>
      <text:p text:style-name="P61">This essay originally appeared at Opensource.com, and was reprinted as part of <text:span text:style-name="T3">The Open Organization Field Guide</text:span><text:span text:style-name="T15">.</text:span></text:p>
      <text:h text:style-name="P118" text:outline-level="2"><text:bookmark-start text:name="__RefHeading___Toc2065_3129283096"/>Like open source software, a book is more than its content<text:bookmark-end text:name="__RefHeading___Toc2065_3129283096"/></text:h>
      <text:p text:style-name="P90">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7">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7">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21">HBR also provided something else: the trust of its readers, who expect it to deliver something valuable (the same way our cus<text:soft-page-break/>tomers expect Red Hat to deliver valuable, tested solutions). We knew that by enlisting such a respected partner, we'd benefit not only from HBR's resources and expertise, but also from the HBR's strong reputation.</text:p>
      <text:p text:style-name="P21">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21">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6">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30">Running an organization means locating opportunities to work with all kinds of partners on the road to success. Publishing a book about an open organization is no different.</text:p>
      <text:p text:style-name="P62">This essay originally appeared at Opensource.com.</text:p>
      <text:h text:style-name="P118" text:outline-level="2"><text:bookmark-start text:name="__RefHeading___Toc2067_3129283096"/>Open education is more than open content<text:bookmark-end text:name="__RefHeading___Toc2067_3129283096"/></text:h>
      <text:p text:style-name="P9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7">I love that quote, and in May <text:span text:style-name="T24">2016 </text:span>I shared it with a room full of educators, administrators, and open source advocates at New York University during the Open Summit, an open conversation about education.<text:note text:id="ftn29" text:note-class="footnote"><text:note-citation>29</text:note-citation><text:note-body><text:p text:style-name="Footnote">https://opensource.org/node/832</text:p></text:note-body></text:note> I believe it reveals something critical about the future of education and the positive role openness can play in the future, if we embrace it.</text:p>
      <text:p text:style-name="P2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2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21">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2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30" text:outline-level="3">Creation beyond control</text:h>
      <text:p text:style-name="P6">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6">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6">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6">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P6">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6">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6">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30">Thinking about educational organizations as catalysts raises one other interesting point: What happens to these organizations in an age of abundance?</text:p>
      <text:p text:style-name="P30">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30">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P30">These aren't easy questions, by any stretch. But they're exactly the ones that challenge us in the open source software business, where our ongoing task is to create business models around abundance.</text:p>
      <text:p text:style-name="P30">Red Hat's product, for example, isn't software. The software is open source, easily accessible to others, and licensed to promote sharing. Development is community-oriented. The "content," in other words, is free and abundant.</text:p>
      <text:p text:style-name="P30"><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30">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613944904" text:style-name="L5">
        <text:list-item>
          <text:p text:style-name="P147">What value do educational organizations provide?</text:p>
        </text:list-item>
        <text:list-item>
          <text:p text:style-name="P147">What is their product?</text:p>
        </text:list-item>
        <text:list-item>
          <text:p text:style-name="P147">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2">This essay originally appeared at Opensource.com as part of the "Back to School" series.</text:p>
      <text:h text:style-name="P106" text:outline-level="1"/>
      <text:h text:style-name="P106" text:outline-level="1"><text:bookmark-start text:name="__RefHeading___Toc842_1232125672"/>Learn More<text:bookmark-end text:name="__RefHeading___Toc842_1232125672"/></text:h>
      <text:p text:style-name="P103"/>
      <text:h text:style-name="P121" text:outline-level="2"><text:bookmark-start text:name="__RefHeading___Toc2382_190016556"/>Additional <text:span text:style-name="T20">resources</text:span><text:bookmark-end text:name="__RefHeading___Toc2382_190016556"/></text:h>
      <text:h text:style-name="P131" text:outline-level="3">The book series</text:h>
      <text:p text:style-name="P53">Continue reading about the future of work, management, and leadership in the <text:span text:style-name="T15">Open Organization</text:span><text:span text:style-name="T3"> book series. Get started at opensource.com/open-organization/resources/book-series.</text:span></text:p>
      <text:h text:style-name="P131" text:outline-level="3">The newsletter</text:h>
      <text:p text:style-name="P54"><text:span text:style-name="T4">Get open organization stories sent directly to your inbox. Visit </text:span><text:span text:style-name="T6">opensource.com/open-organization/resources/newsletter</text:span><text:span text:style-name="T4"> to sign up.</text:span></text:p>
      <text:h text:style-name="P131" text:outline-level="3"><text:span text:style-name="T9">T</text:span><text:span text:style-name="T3">he discussion list</text:span></text:h>
      <text:p text:style-name="P17"><text:span text:style-name="T7">Our community of writers, practitioners, and ambassadors regularly exchange resources and discuss </text:span><text:span text:style-name="T13">the themes of this book</text:span><text:span text:style-name="T7">. Chime in </text:span><text:span text:style-name="T6">at www.redhat.com/mailman/listinfo/openorg-list.</text:span></text:p>
      <text:h text:style-name="P132" text:outline-level="3"/>
      <text:h text:style-name="P122" text:outline-level="2"><text:bookmark-start text:name="__RefHeading___Toc2384_190016556"/>Get involved<text:bookmark-end text:name="__RefHeading___Toc2384_190016556"/></text:h>
      <text:h text:style-name="P133" text:outline-level="3">Share this book</text:h>
      <text:p text:style-name="P15">We've licensed this book with a Creative Commons license, so you're free to share a copy with anyone who might benefit from learning more about the ways open source values are changing organizations today. See the copyright statement for more detail.</text:p>
      <text:h text:style-name="P134" text:outline-level="3">Tell your story</text:h>
      <text:p text:style-name="P16">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35" text:outline-level="3">Join the community</text:h>
      <text:p text:style-name="P5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8">at github.com/open-organization-ambassadors.</text:span></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45</text:page-number></text:p>
      </style:footer>
    </style:master-page>
    <style:master-page style:name="Start_20_Page" style:display-name="Start Page" style:page-layout-name="Mpm2" style:next-style-name="Standard">
      <style:footer>
        <text:p text:style-name="Footer"><text:page-number text:select-page="current">5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92</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6DT11H27M46S</meta:editing-duration>
    <meta:editing-cycles>784</meta:editing-cycles>
    <dc:title>Open Organization Book</dc:title>
    <dc:date>2019-03-19T14:55:40.686864648</dc:date>
    <meta:document-statistic meta:table-count="0" meta:image-count="0" meta:object-count="0" meta:page-count="93" meta:paragraph-count="496" meta:word-count="17575" meta:character-count="113856" meta:non-whitespace-character-count="96958"/>
    <meta:template xlink:type="simple" xlink:actuate="onRequest" xlink:title="Open Organization Book" xlink:href="../../../../../.config/libreoffice/4/user/template/Open%20Organization%20Book.ott" meta:date="2017-03-02T13:55:41.957328267"/>
  </office:meta>
</office:document-meta>
</file>